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5.26520833333333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_RS485_RS422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4"/>
        <table:table-column table:style-name="co9" table:number-columns-repeated="1012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Part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PN</text:p>
          </table:table-cell>
          <table:table-cell office:value-type="string" table:style-name="ce2">
            <text:p>OC_REICHELT</text:p>
          </table:table-cell>
          <table:table-cell office:value-type="string" table:style-name="ce2">
            <text:p>OC_FARNELL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PRICE_SUM</text:p>
          </table:table-cell>
          <table:table-cell table:number-columns-repeated="16372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1, C2, C3, C4</text:p>
          </table:table-cell>
          <table:table-cell office:value-type="string" table:style-name="ce1">
            <text:p>CAPACITOR, European symbol</text:p>
          </table:table-cell>
          <table:table-cell table:number-columns-repeated="2" table:style-name="ce1"/>
          <table:table-cell office:value-type="string" table:style-name="ce1">
            <text:p>X7R-G0805 100N</text:p>
          </table:table-cell>
          <table:table-cell table:style-name="ce1"/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0.10084033613445378" table:formula="of:=[.K2]*[.A2]" table:style-name="ce4">
            <text:p>0,10 €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5, R22, R30, R31</text:p>
          </table:table-cell>
          <table:table-cell office:value-type="string" table:style-name="ce1">
            <text:p>RESISTOR, European symbol</text:p>
          </table:table-cell>
          <table:table-cell table:number-columns-repeated="2" table:style-name="ce1"/>
          <table:table-cell office:value-type="string" table:style-name="ce1">
            <text:p>SMD-0805 120</text:p>
          </table:table-cell>
          <table:table-cell table:style-name="ce1"/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0.10084033613445378" table:formula="of:=[.K3]*[.A3]" table:style-name="ce4">
            <text:p>0,10 €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ESISTOR, European symbol</text:p>
          </table:table-cell>
          <table:table-cell table:number-columns-repeated="2" table:style-name="ce1"/>
          <table:table-cell office:value-type="string" table:style-name="ce1">
            <text:p>SMD-0805 4,70K</text:p>
          </table:table-cell>
          <table:table-cell table:style-name="ce1"/>
          <table:table-cell office:value-type="currency" office:value="2.5210084033613446E-2" table:formula="of:=0.03/1.19" table:style-name="ce4">
            <text:p>0,03 €</text:p>
          </table:table-cell>
          <table:table-cell office:value-type="currency" office:value="2.5210084033613446E-2" table:formula="of:=[.K4]*[.A4]" table:style-name="ce4">
            <text:p>0,03 €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74HCT02D</text:p>
          </table:table-cell>
          <table:table-cell office:value-type="string" table:style-name="ce1">
            <text:p>74HCT02D</text:p>
          </table:table-cell>
          <table:table-cell office:value-type="string" table:style-name="ce1">
            <text:p>SO14</text:p>
          </table:table-cell>
          <table:table-cell office:value-type="string" table:style-name="ce1">
            <text:p>IC1</text:p>
          </table:table-cell>
          <table:table-cell office:value-type="string" table:style-name="ce1">
            <text:p>Quad 2-input NOR gate</text:p>
          </table:table-cell>
          <table:table-cell table:number-columns-repeated="2" table:style-name="ce1"/>
          <table:table-cell office:value-type="string" table:style-name="ce1">
            <text:p>74HC 02D NXP</text:p>
          </table:table-cell>
          <table:table-cell table:style-name="ce1"/>
          <table:table-cell office:value-type="currency" office:value="0.17647058823529413" table:formula="of:=0.21/1.19" table:style-name="ce4">
            <text:p>0,18 €</text:p>
          </table:table-cell>
          <table:table-cell office:value-type="currency" office:value="0.17647058823529413" table:formula="of:=[.K5]*[.A5]" table:style-name="ce4">
            <text:p>0,18 €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KL18X-10W</text:p>
          </table:table-cell>
          <table:table-cell office:value-type="string" table:style-name="ce1">
            <text:p>AKL18X-10W</text:p>
          </table:table-cell>
          <table:table-cell office:value-type="string" table:style-name="ce1">
            <text:p>AKL182-10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Riacon AKL18X Steckverbinder</text:p>
          </table:table-cell>
          <table:table-cell table:number-columns-repeated="2" table:style-name="ce1"/>
          <table:table-cell office:value-type="string" table:style-name="ce1">
            <text:p>AKL 182-10</text:p>
          </table:table-cell>
          <table:table-cell table:style-name="ce1"/>
          <table:table-cell office:value-type="currency" office:value="0.83193277310924374" table:formula="of:=0.99/1.19" table:style-name="ce4">
            <text:p>0,83 €</text:p>
          </table:table-cell>
          <table:table-cell office:value-type="currency" office:value="0.83193277310924374" table:formula="of:=[.K6]*[.A6]" table:style-name="ce4">
            <text:p>0,83 €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LSERIALD</text:p>
          </table:table-cell>
          <table:table-cell office:value-type="string" table:style-name="ce1">
            <text:p>ALLSERIALD</text:p>
          </table:table-cell>
          <table:table-cell office:value-type="string" table:style-name="ce1">
            <text:p>DAUGHTER-THT</text:p>
          </table:table-cell>
          <table:table-cell office:value-type="string" table:style-name="ce1">
            <text:p>X1</text:p>
          </table:table-cell>
          <table:table-cell table:number-columns-repeated="3" table:style-name="ce1"/>
          <table:table-cell office:value-type="string" table:style-name="ce1">
            <text:p>SL 2X10W 2,54</text:p>
          </table:table-cell>
          <table:table-cell table:style-name="ce1"/>
          <table:table-cell office:value-type="currency" office:value="0.15126050420168066" table:formula="of:=0.18/1.19" table:style-name="ce4">
            <text:p>0,15 €</text:p>
          </table:table-cell>
          <table:table-cell office:value-type="currency" office:value="0.15126050420168066" table:formula="of:=[.K7]*[.A7]" table:style-name="ce4">
            <text:p>0,15 €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05-2W</text:p>
          </table:table-cell>
          <table:table-cell office:value-type="string" table:style-name="ce1">
            <text:p>MA05-2W</text:p>
          </table:table-cell>
          <table:table-cell office:value-type="string" table:style-name="ce1">
            <text:p>MA05-2W</text:p>
          </table:table-cell>
          <table:table-cell office:value-type="string" table:style-name="ce1">
            <text:p>SV1</text:p>
          </table:table-cell>
          <table:table-cell table:number-columns-repeated="3" table:style-name="ce1"/>
          <table:table-cell office:value-type="string" table:style-name="ce1">
            <text:p>MPE 088-2-010</text:p>
          </table:table-cell>
          <table:table-cell table:style-name="ce1"/>
          <table:table-cell office:value-type="currency" office:value="0.18487394957983194" table:formula="of:=0.22/1.19" table:style-name="ce4">
            <text:p>0,18 €</text:p>
          </table:table-cell>
          <table:table-cell office:value-type="currency" office:value="0.18487394957983194" table:formula="of:=[.K8]*[.A8]" table:style-name="ce4">
            <text:p>0,18 €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AX485CSA</text:p>
          </table:table-cell>
          <table:table-cell office:value-type="string" table:style-name="ce1">
            <text:p>MAX481CSA</text:p>
          </table:table-cell>
          <table:table-cell office:value-type="string" table:style-name="ce1">
            <text:p>SO08</text:p>
          </table:table-cell>
          <table:table-cell office:value-type="string" table:style-name="ce1">
            <text:p>IC2, IC3</text:p>
          </table:table-cell>
          <table:table-cell office:value-type="string" table:style-name="ce1">
            <text:p>RS485 TRANSEIVER</text:p>
          </table:table-cell>
          <table:table-cell office:value-type="string" table:style-name="ce1">
            <text:p>MAXIM</text:p>
          </table:table-cell>
          <table:table-cell office:value-type="string" table:style-name="ce1">
            <text:p>MAX481CSA</text:p>
          </table:table-cell>
          <table:table-cell office:value-type="string" table:style-name="ce1">
            <text:p>MAX 485 CSA</text:p>
          </table:table-cell>
          <table:table-cell table:style-name="ce1"/>
          <table:table-cell office:value-type="currency" office:value="1.1344537815126052" table:formula="of:=1.35/1.19" table:style-name="ce4">
            <text:p>1,13 €</text:p>
          </table:table-cell>
          <table:table-cell office:value-type="currency" office:value="2.2689075630252105" table:formula="of:=[.K9]*[.A9]" table:style-name="ce4">
            <text:p>2,27 €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X489CSD</text:p>
          </table:table-cell>
          <table:table-cell office:value-type="string" table:style-name="ce1">
            <text:p>MAX489CSD</text:p>
          </table:table-cell>
          <table:table-cell office:value-type="string" table:style-name="ce1">
            <text:p>SO14</text:p>
          </table:table-cell>
          <table:table-cell office:value-type="string" table:style-name="ce1">
            <text:p>IC4</text:p>
          </table:table-cell>
          <table:table-cell office:value-type="string" table:style-name="ce1">
            <text:p>RS485 TRANSEIVER</text:p>
          </table:table-cell>
          <table:table-cell office:value-type="string" table:style-name="ce1">
            <text:p>MAXIM</text:p>
          </table:table-cell>
          <table:table-cell office:value-type="string" table:style-name="ce1">
            <text:p>MAX489CSD</text:p>
          </table:table-cell>
          <table:table-cell office:value-type="string" table:style-name="ce1">
            <text:p>MAX 489 CSD</text:p>
          </table:table-cell>
          <table:table-cell table:style-name="ce1"/>
          <table:table-cell office:value-type="currency" office:value="2.73109243697479" table:formula="of:=3.25/1.19" table:style-name="ce4">
            <text:p>2,73 €</text:p>
          </table:table-cell>
          <table:table-cell office:value-type="currency" office:value="2.73109243697479" table:formula="of:=[.K10]*[.A10]" table:style-name="ce4">
            <text:p>2,73 €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Connector</text:p>
          </table:table-cell>
          <table:table-cell table:number-columns-repeated="2" table:style-name="ce1"/>
          <table:table-cell office:value-type="string" table:style-name="ce1">
            <text:p>AKL169-08</text:p>
          </table:table-cell>
          <table:table-cell table:style-name="ce1"/>
          <table:table-cell office:value-type="currency" office:value="1.3865546218487395" table:formula="of:=1.65/1.19" table:style-name="ce4">
            <text:p>1,39 €</text:p>
          </table:table-cell>
          <table:table-cell office:value-type="currency" office:value="1.3865546218487395" table:formula="of:=[.K11]*[.A11]" table:style-name="ce4">
            <text:p>1,39 €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string" table:style-name="ce1">
            <text:p>Jumper</text:p>
          </table:table-cell>
          <table:table-cell table:number-columns-repeated="2" table:style-name="ce1"/>
          <table:table-cell office:value-type="string" table:style-name="ce1">
            <text:p>MPE 149-4-002-F4</text:p>
          </table:table-cell>
          <table:table-cell table:style-name="ce1"/>
          <table:table-cell office:value-type="currency" office:value="5.0420168067226892E-2" table:formula="of:=0.06/1.19" table:style-name="ce4">
            <text:p>0,05 €</text:p>
          </table:table-cell>
          <table:table-cell office:value-type="currency" office:value="0.20168067226890757" table:formula="of:=[.K12]*[.A12]" table:style-name="ce4">
            <text:p>0,20 €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table:number-columns-repeated="10" table:style-name="ce1"/>
          <table:table-cell table:style-name="ce4"/>
          <table:table-cell office:value-type="currency" office:value="8.1596638655462179" table:formula="of:=SUM([.L2:.L12])" table:style-name="ce3">
            <text:p>8,16 €</text:p>
          </table:table-cell>
          <table:table-cell table:number-columns-repeated="16372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seegel</dc:creator>
    <dc:date>2018-10-08T13:13:16Z</dc:date>
    <meta:editing-cycles>4</meta:editing-cycles>
    <meta:editing-duration>PT0S</meta:editing-duration>
  </office:meta>
</office:document-meta>
</file>